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der" svg:font-family="Inder, 'Open Sans', 'Trebushet MS', Tahoma, Verdana"/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707173" style:font-name="inherit" fo:font-size="10.5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707173" style:font-name="inherit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707173" style:font-name="Inder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529cm" fo:orphans="2" fo:widows="2" fo:text-indent="0cm" style:auto-text-indent="false" fo:padding="0cm" fo:border="none"/>
      <style:text-properties fo:font-variant="normal" fo:text-transform="none" fo:color="#707173" style:font-name="inherit" fo:font-size="10.5pt" fo:letter-spacing="normal" fo:font-style="normal" fo:font-weight="normal"/>
    </style:style>
    <style:style style:name="P7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707173" style:font-name="Inder" fo:font-size="21pt" fo:font-style="normal" fo:font-weight="bold"/>
    </style:style>
    <style:style style:name="T1" style:family="text">
      <style:text-properties fo:font-variant="normal" fo:text-transform="none" fo:color="#707173" style:font-name="Inder" fo:font-size="10.5pt" fo:letter-spacing="normal" fo:font-style="normal" fo:font-weight="normal"/>
    </style:style>
    <style:style style:name="T2" style:family="text">
      <style:text-properties fo:font-variant="normal" fo:text-transform="none" fo:color="#707173" style:font-name="inherit" fo:font-size="10.5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56940730833515060" text:style-name="L1">
        <text:list-header>
          <text:p text:style-name="P2"/>
        </text:list-header>
      </text:list>
      <text:p text:style-name="Standard"/>
      <text:p text:style-name="Standard"/>
      <text:p text:style-name="P1"><text:span text:style-name="T1">Usługi i produkty, które oferuję cechują się solidnym i starannym wykonaniem oraz bardzo dużą wytrzymałością. Posiadam znaczące osiągnięcia w zakresie renowacji i odnowy mebli tapicerowanych. Bardzo chętnie podejmuję się indywidualnych zleceń na odnowienie bądź budowę mebli tapicerowanych zgodnie z wytycznymi przekazanymi przez klienta.</text:span> </text:p>
      <text:p text:style-name="P1"/>
      <text:p text:style-name="P5">Tapicerowanie i tworzenie mebli jest moją prawdziwą pasją. Pracownia tapicerska powstała w oparciu o zebrane podczas 17 lat doświadczenie w branży tapicerskiej i meblowej. Posiadam wykształcenie kierunkowe oraz duże portfolio realizacji. Usługi i produkty, które oferuję cechują się solidnym oraz starannym wykonaniem i bardzo dużą wytrzymałością. Mam znaczące osiągnięcia w zakresie renowacji i odnowy mebli. Zadowolenie klienta daje mi olbrzymią satysfakcję i pozytywną energię do dalszego działania. Bardzo chętnie podejmuję się indywidualnych zleceń na odnowienie bądź budowę mebli tapicerowanych zgodnie z wytycznymi przekazanymi przez klienta. Jestem otwarty na nowe wyzwania i nietypowe propozycje w zakresie tapicerowania.</text:p>
      <text:p text:style-name="P4"><text:span text:style-name="Strong_20_Emphasis"><text:span text:style-name="T2">W swojej ofercie posiadam między innymi:</text:span></text:span></text:p>
      <text:list xml:id="list5118872786065642525" text:style-name="L2">
        <text:list-item>
          <text:p text:style-name="P3">renowacja mebli tapicerowanych,</text:p>
        </text:list-item>
        <text:list-item>
          <text:p text:style-name="P3">stoły i krzesła,</text:p>
        </text:list-item>
        <text:list-item>
          <text:p text:style-name="P3">meble na wymiar,</text:p>
        </text:list-item>
        <text:list-item>
          <text:p text:style-name="P3">rogówki i kanapy  (skórzane i materiałowe),</text:p>
        </text:list-item>
        <text:list-item>
          <text:p text:style-name="P3">tapicerstwo samochodowe,</text:p>
        </text:list-item>
        <text:list-item>
          <text:p text:style-name="P3">tapicerstwo jachtowe</text:p>
        </text:list-item>
        <text:list-item>
          <text:p text:style-name="P3">materace,</text:p>
        </text:list-item>
        <text:list-item>
          <text:p text:style-name="P3">meble dla dzieci  (łóżka, sofy, fotele),</text:p>
        </text:list-item>
        <text:list-item>
          <text:p text:style-name="P3">realizacja indywidualnych projektów</text:p>
        </text:list-item>
      </text:list>
      <text:p text:style-name="P1"/>
      <text:p text:style-name="P1"><text:span text:style-name="T1">Jeśli posiadasz stare meble, które są dla Ciebie cenną pamiątką, materialnym dowodem ciągłości trwania rodziny - zgłoś się do nas! Pozwolimy przywrócić im pierwotne piękno lub na specjalne życzenie możemy nadać im nowy i niepowtarzalny charakter.</text:span> </text:p>
      <text:p text:style-name="P1"/>
      <text:h text:style-name="P7" text:outline-level="1"><text:bookmark text:name="page-title"/>Krzesła</text:h>
      <text:section text:style-name="Sect1" text:name="block-system-main">
        <text:p text:style-name="P6">Masz pomysł na oryginalne krzesło? Może podoba Ci się jakiś projekt i chcesz mieć podobny? Nie ma rzeczy niemożliwych! Jedynymi granicami są granice wyobraźni! Realizujemy nawet najbardziej nietypowe zlecenia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der" svg:font-family="Inder, 'Open Sans', 'Trebushet MS', Tahoma, Verdana"/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19S</meta:editing-duration>
    <meta:editing-cycles>5</meta:editing-cycles>
    <meta:generator>OpenOffice/4.1.3$Win32 OpenOffice.org_project/413m1$Build-9783</meta:generator>
    <dc:date>2017-06-16T12:55:09.73</dc:date>
    <meta:document-statistic meta:table-count="0" meta:image-count="0" meta:object-count="0" meta:page-count="1" meta:paragraph-count="15" meta:word-count="249" meta:character-count="1815"/>
    <meta:user-defined meta:name="Info 1"/>
    <meta:user-defined meta:name="Info 2"/>
    <meta:user-defined meta:name="Info 3"/>
    <meta:user-defined meta:name="Info 4"/>
  </office:meta>
</office:document-meta>
</file>